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02in"/>
    </style:style>
    <style:style style:name="co3" style:family="table-column">
      <style:table-column-properties fo:break-before="auto" style:column-width="1.3335in"/>
    </style:style>
    <style:style style:name="co4" style:family="table-column">
      <style:table-column-properties fo:break-before="auto" style:column-width="3.5638in"/>
    </style:style>
    <style:style style:name="co5" style:family="table-column">
      <style:table-column-properties fo:break-before="auto" style:column-width="1.7898in"/>
    </style:style>
    <style:style style:name="co6" style:family="table-column">
      <style:table-column-properties fo:break-before="auto" style:column-width="1.7335in"/>
    </style:style>
    <style:style style:name="co7" style:family="table-column">
      <style:table-column-properties fo:break-before="auto" style:column-width="1.0043in"/>
    </style:style>
    <style:style style:name="co8" style:family="table-column">
      <style:table-column-properties fo:break-before="auto" style:column-width="1.8665in"/>
    </style:style>
    <style:style style:name="co9" style:family="table-column">
      <style:table-column-properties fo:break-before="auto" style:column-width="1.3811in"/>
    </style:style>
    <style:style style:name="co10" style:family="table-column">
      <style:table-column-properties fo:break-before="auto" style:column-width="1.4598in"/>
    </style:style>
    <style:style style:name="co11" style:family="table-column">
      <style:table-column-properties fo:break-before="auto" style:column-width="1.1571in"/>
    </style:style>
    <style:style style:name="co12" style:family="table-column">
      <style:table-column-properties fo:break-before="auto" style:column-width="1.2547in"/>
    </style:style>
    <style:style style:name="co13" style:family="table-column">
      <style:table-column-properties fo:break-before="auto" style:column-width="1.0744in"/>
    </style:style>
    <style:style style:name="co14" style:family="table-column">
      <style:table-column-properties fo:break-before="auto" style:column-width="1.1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  <style:map style:condition="cell-content()=[$Helper.$A$7]" style:apply-style-name="Good" style:base-cell-address="Units.O1"/>
    </style:style>
    <style:style style:name="ce4" style:family="table-cell" style:parent-style-name="Default">
      <style:map style:condition="cell-content()=[$Helper.$A$7]" style:apply-style-name="Good" style:base-cell-address="Units.O1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1" table:default-cell-style-name="ce4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number-columns-repeated="16366" table:default-cell-style-name="Default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internal_name</text:p>
          </table:table-cell>
          <table:table-cell table:style-name="ce1" office:value-type="string" calcext:value-type="string">
            <text:p>allegiance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filePath</text:p>
          </table:table-cell>
          <table:table-cell table:style-name="ce1" office:value-type="string" calcext:value-type="string">
            <text:p>loc_name</text:p>
          </table:table-cell>
          <table:table-cell table:style-name="ce1" office:value-type="string" calcext:value-type="string">
            <text:p>loc_desc</text:p>
          </table:table-cell>
          <table:table-cell table:style-name="ce1" office:value-type="string" calcext:value-type="string">
            <text:p>Vitality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SpAttack</text:p>
          </table:table-cell>
          <table:table-cell table:style-name="ce1" office:value-type="string" calcext:value-type="string">
            <text:p>SpDefense</text:p>
          </table:table-cell>
          <table:table-cell table:style-name="ce1" office:value-type="string" calcext:value-type="string">
            <text:p>Movement</text:p>
          </table:table-cell>
          <table:table-cell table:style-name="ce3" office:value-type="string" calcext:value-type="string">
            <text:p>BST</text:p>
          </table:table-cell>
          <table:table-cell table:style-name="ce1" office:value-type="string" calcext:value-type="string">
            <text:p>AtkDef10Calc</text:p>
          </table:table-cell>
          <table:table-cell table:style-name="ce1" office:value-type="string" calcext:value-type="string">
            <text:p>DefAtk10Calc</text:p>
          </table:table-cell>
          <table:table-cell table:style-name="ce1" table:number-columns-repeated="1636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T_Archer</text:p>
          </table:table-cell>
          <table:table-cell table:formula="of:=COM.MICROSOFT.CONCAT([$Helper.$A$2];[.C2];&quot;/&quot;;[.B2];&quot;/&quot;;[.D2];[$Helper.$B$2])" office:value-type="string" office:string-value="res://Units/Ally/Archer/UT_Archer.tres" calcext:value-type="string">
            <text:p>res://Units/Ally/Archer/UT_Archer.tres</text:p>
          </table:table-cell>
          <table:table-cell table:formula="of:=COM.MICROSOFT.CONCAT(&quot;unit_&quot;;LOWER([.B2]);&quot;_name&quot;)" office:value-type="string" office:string-value="unit_archer_name" calcext:value-type="string">
            <text:p>unit_archer_name</text:p>
          </table:table-cell>
          <table:table-cell table:formula="of:=COM.MICROSOFT.CONCAT(&quot;unit_&quot;;LOWER([.B2]);&quot;_desc&quot;)" office:value-type="string" office:string-value="unit_archer_desc" calcext:value-type="string">
            <text:p>unit_archer_desc</text:p>
          </table:table-cell>
          <table:table-cell office:value-type="float" office:value="10" calcext:value-type="float">
            <text:p>10</text:p>
          </table:table-cell>
          <table:table-cell table:formula="of:=FLOOR( [.H2]*[$Helper.$K$2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H2]*[$Helper.$D$2];[.J2]*[$Helper.$E$2];[.K2]*[$Helper.$F$2];[.L2]*[$Helper.$G$2];[.M2]*[$Helper.$H$2];[.N2]*[$Helper.$I$2])" office:value-type="float" office:value="78" calcext:value-type="float">
            <text:p>78</text:p>
          </table:table-cell>
          <table:table-cell table:formula="of:=[.J2]*[$Helper.$L$2] - 10" office:value-type="float" office:value="11" calcext:value-type="float">
            <text:p>11</text:p>
          </table:table-cell>
          <table:table-cell table:formula="of:=10*[$Helper.$L$2]- [.K2]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Mage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T_DarkMage</text:p>
          </table:table-cell>
          <table:table-cell table:formula="of:=COM.MICROSOFT.CONCAT([$Helper.$A$2];[.C3];&quot;/&quot;;[.B3];&quot;/&quot;;[.D3];[$Helper.$B$2])" office:value-type="string" office:string-value="res://Units/Ally/DarkMage/UT_DarkMage.tres" calcext:value-type="string">
            <text:p>res://Units/Ally/DarkMage/UT_DarkMage.tres</text:p>
          </table:table-cell>
          <table:table-cell table:formula="of:=COM.MICROSOFT.CONCAT(&quot;unit_&quot;;LOWER([.B3]);&quot;_name&quot;)" office:value-type="string" office:string-value="unit_darkmage_name" calcext:value-type="string">
            <text:p>unit_darkmage_name</text:p>
          </table:table-cell>
          <table:table-cell table:formula="of:=COM.MICROSOFT.CONCAT(&quot;unit_&quot;;LOWER([.B3]);&quot;_desc&quot;)" office:value-type="string" office:string-value="unit_darkmage_desc" calcext:value-type="string">
            <text:p>unit_darkmage_desc</text:p>
          </table:table-cell>
          <table:table-cell office:value-type="float" office:value="12" calcext:value-type="float">
            <text:p>12</text:p>
          </table:table-cell>
          <table:table-cell table:formula="of:=FLOOR( [.H3]*[$Helper.$K$2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H3]*[$Helper.$D$2];[.J3]*[$Helper.$E$2];[.K3]*[$Helper.$F$2];[.L3]*[$Helper.$G$2];[.M3]*[$Helper.$H$2];[.N3]*[$Helper.$I$2])" office:value-type="float" office:value="78" calcext:value-type="float">
            <text:p>78</text:p>
          </table:table-cell>
          <table:table-cell table:formula="of:=[.J3]*[$Helper.$L$2] - 10" office:value-type="float" office:value="5" calcext:value-type="float">
            <text:p>5</text:p>
          </table:table-cell>
          <table:table-cell table:formula="of:=10*[$Helper.$L$2]- [.K3]" office:value-type="float" office:value="3" calcext:value-type="float">
            <text:p>3</text:p>
          </table:table-cell>
          <table:table-cell table:number-columns-repeated="1636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lementalMage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T_ElementalMage</text:p>
          </table:table-cell>
          <table:table-cell table:formula="of:=COM.MICROSOFT.CONCAT([$Helper.$A$2];[.C4];&quot;/&quot;;[.B4];&quot;/&quot;;[.D4];[$Helper.$B$2])" office:value-type="string" office:string-value="res://Units/Ally/ElementalMage/UT_ElementalMage.tres" calcext:value-type="string">
            <text:p>res://Units/Ally/ElementalMage/UT_ElementalMage.tres</text:p>
          </table:table-cell>
          <table:table-cell table:formula="of:=COM.MICROSOFT.CONCAT(&quot;unit_&quot;;LOWER([.B4]);&quot;_name&quot;)" office:value-type="string" office:string-value="unit_elementalmage_name" calcext:value-type="string">
            <text:p>unit_elementalmage_name</text:p>
          </table:table-cell>
          <table:table-cell table:formula="of:=COM.MICROSOFT.CONCAT(&quot;unit_&quot;;LOWER([.B4]);&quot;_desc&quot;)" office:value-type="string" office:string-value="unit_elementalmage_desc" calcext:value-type="string">
            <text:p>unit_elementalmage_desc</text:p>
          </table:table-cell>
          <table:table-cell office:value-type="float" office:value="10" calcext:value-type="float">
            <text:p>10</text:p>
          </table:table-cell>
          <table:table-cell table:formula="of:=FLOOR( [.H4]*[$Helper.$K$2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H4]*[$Helper.$D$2];[.J4]*[$Helper.$E$2];[.K4]*[$Helper.$F$2];[.L4]*[$Helper.$G$2];[.M4]*[$Helper.$H$2];[.N4]*[$Helper.$I$2])" office:value-type="float" office:value="78" calcext:value-type="float">
            <text:p>78</text:p>
          </table:table-cell>
          <table:table-cell table:formula="of:=[.J4]*[$Helper.$L$2] - 10" office:value-type="float" office:value="5" calcext:value-type="float">
            <text:p>5</text:p>
          </table:table-cell>
          <table:table-cell table:formula="of:=10*[$Helper.$L$2]- [.K4]" office:value-type="float" office:value="8" calcext:value-type="float">
            <text:p>8</text:p>
          </table:table-cell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ghtMage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T_LightMage</text:p>
          </table:table-cell>
          <table:table-cell table:formula="of:=COM.MICROSOFT.CONCAT([$Helper.$A$2];[.C5];&quot;/&quot;;[.B5];&quot;/&quot;;[.D5];[$Helper.$B$2])" office:value-type="string" office:string-value="res://Units/Ally/LightMage/UT_LightMage.tres" calcext:value-type="string">
            <text:p>res://Units/Ally/LightMage/UT_LightMage.tres</text:p>
          </table:table-cell>
          <table:table-cell table:formula="of:=COM.MICROSOFT.CONCAT(&quot;unit_&quot;;LOWER([.B5]);&quot;_name&quot;)" office:value-type="string" office:string-value="unit_lightmage_name" calcext:value-type="string">
            <text:p>unit_lightmage_name</text:p>
          </table:table-cell>
          <table:table-cell table:formula="of:=COM.MICROSOFT.CONCAT(&quot;unit_&quot;;LOWER([.B5]);&quot;_desc&quot;)" office:value-type="string" office:string-value="unit_lightmage_desc" calcext:value-type="string">
            <text:p>unit_lightmage_desc</text:p>
          </table:table-cell>
          <table:table-cell office:value-type="float" office:value="10" calcext:value-type="float">
            <text:p>10</text:p>
          </table:table-cell>
          <table:table-cell table:formula="of:=FLOOR( [.H5]*[$Helper.$K$2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SUM([.H5]*[$Helper.$D$2];[.J5]*[$Helper.$E$2];[.K5]*[$Helper.$F$2];[.L5]*[$Helper.$G$2];[.M5]*[$Helper.$H$2];[.N5]*[$Helper.$I$2])" office:value-type="float" office:value="78" calcext:value-type="float">
            <text:p>78</text:p>
          </table:table-cell>
          <table:table-cell table:formula="of:=[.J5]*[$Helper.$L$2] - 10" office:value-type="float" office:value="5" calcext:value-type="float">
            <text:p>5</text:p>
          </table:table-cell>
          <table:table-cell table:formula="of:=10*[$Helper.$L$2]- [.K5]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UT_Mercenary</text:p>
          </table:table-cell>
          <table:table-cell table:formula="of:=COM.MICROSOFT.CONCAT([$Helper.$A$2];[.C6];&quot;/&quot;;[.B6];&quot;/&quot;;[.D6];[$Helper.$B$2])" office:value-type="string" office:string-value="res://Units/Ally/Mercenary/UT_Mercenary.tres" calcext:value-type="string">
            <text:p>res://Units/Ally/Mercenary/UT_Mercenary.tres</text:p>
          </table:table-cell>
          <table:table-cell table:formula="of:=COM.MICROSOFT.CONCAT(&quot;unit_&quot;;LOWER([.B6]);&quot;_name&quot;)" office:value-type="string" office:string-value="unit_mercenary_name" calcext:value-type="string">
            <text:p>unit_mercenary_name</text:p>
          </table:table-cell>
          <table:table-cell table:formula="of:=COM.MICROSOFT.CONCAT(&quot;unit_&quot;;LOWER([.B6]);&quot;_desc&quot;)" office:value-type="string" office:string-value="unit_mercenary_desc" calcext:value-type="string">
            <text:p>unit_mercenary_desc</text:p>
          </table:table-cell>
          <table:table-cell office:value-type="float" office:value="14" calcext:value-type="float">
            <text:p>14</text:p>
          </table:table-cell>
          <table:table-cell table:formula="of:=FLOOR( [.H6]*[$Helper.$K$2]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H6]*[$Helper.$D$2];[.J6]*[$Helper.$E$2];[.K6]*[$Helper.$F$2];[.L6]*[$Helper.$G$2];[.M6]*[$Helper.$H$2];[.N6]*[$Helper.$I$2])" office:value-type="float" office:value="78" calcext:value-type="float">
            <text:p>78</text:p>
          </table:table-cell>
          <table:table-cell table:formula="of:=[.J6]*[$Helper.$L$2] - 10" office:value-type="float" office:value="5" calcext:value-type="float">
            <text:p>5</text:p>
          </table:table-cell>
          <table:table-cell table:formula="of:=10*[$Helper.$L$2]- [.K6]" office:value-type="float" office:value="6" calcext:value-type="float">
            <text:p>6</text:p>
          </table:table-cell>
          <table:table-cell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UT_Zombie</text:p>
          </table:table-cell>
          <table:table-cell table:formula="of:=COM.MICROSOFT.CONCAT([$Helper.$A$2];[.C7];&quot;/&quot;;[.B7];&quot;/&quot;;[.D7];[$Helper.$B$2])" office:value-type="string" office:string-value="res://Units/Enemy/Zombie/UT_Zombie.tres" calcext:value-type="string">
            <text:p>res://Units/Enemy/Zombie/UT_Zombie.tres</text:p>
          </table:table-cell>
          <table:table-cell table:formula="of:=COM.MICROSOFT.CONCAT(&quot;unit_&quot;;LOWER([.B7]);&quot;_name&quot;)" office:value-type="string" office:string-value="unit_zombie_name" calcext:value-type="string">
            <text:p>unit_zombie_name</text:p>
          </table:table-cell>
          <table:table-cell table:formula="of:=COM.MICROSOFT.CONCAT(&quot;unit_&quot;;LOWER([.B7]);&quot;_desc&quot;)" office:value-type="string" office:string-value="unit_zombie_desc" calcext:value-type="string">
            <text:p>unit_zombie_desc</text:p>
          </table:table-cell>
          <table:table-cell office:value-type="float" office:value="6" calcext:value-type="float">
            <text:p>6</text:p>
          </table:table-cell>
          <table:table-cell table:formula="of:=FLOOR( [.H7]*[$Helper.$K$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H7]*[$Helper.$D$2];[.J7]*[$Helper.$E$2];[.K7]*[$Helper.$F$2];[.L7]*[$Helper.$G$2];[.M7]*[$Helper.$H$2];[.N7]*[$Helper.$I$2])" office:value-type="float" office:value="66" calcext:value-type="float">
            <text:p>66</text:p>
          </table:table-cell>
          <table:table-cell table:formula="of:=[.J7]*[$Helper.$L$2] - 10" office:value-type="float" office:value="5" calcext:value-type="float">
            <text:p>5</text:p>
          </table:table-cell>
          <table:table-cell table:formula="of:=10*[$Helper.$L$2]- [.K7]" office:value-type="float" office:value="8" calcext:value-type="float">
            <text:p>8</text:p>
          </table:table-cell>
          <table:table-cell table:number-columns-repeated="1636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olfPup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UT_WolfPup</text:p>
          </table:table-cell>
          <table:table-cell table:formula="of:=COM.MICROSOFT.CONCAT([$Helper.$A$2];[.C8];&quot;/&quot;;[.B8];&quot;/&quot;;[.D8];[$Helper.$B$2])" office:value-type="string" office:string-value="res://Units/Enemy/WolfPup/UT_WolfPup.tres" calcext:value-type="string">
            <text:p>res://Units/Enemy/WolfPup/UT_WolfPup.tres</text:p>
          </table:table-cell>
          <table:table-cell table:formula="of:=COM.MICROSOFT.CONCAT(&quot;unit_&quot;;LOWER([.B8]);&quot;_name&quot;)" office:value-type="string" office:string-value="unit_wolfpup_name" calcext:value-type="string">
            <text:p>unit_wolfpup_name</text:p>
          </table:table-cell>
          <table:table-cell table:formula="of:=COM.MICROSOFT.CONCAT(&quot;unit_&quot;;LOWER([.B8]);&quot;_desc&quot;)" office:value-type="string" office:string-value="unit_wolfpup_desc" calcext:value-type="string">
            <text:p>unit_wolfpup_desc</text:p>
          </table:table-cell>
          <table:table-cell office:value-type="float" office:value="5" calcext:value-type="float">
            <text:p>5</text:p>
          </table:table-cell>
          <table:table-cell table:formula="of:=FLOOR( [.H8]*[$Helper.$K$2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H8]*[$Helper.$D$2];[.J8]*[$Helper.$E$2];[.K8]*[$Helper.$F$2];[.L8]*[$Helper.$G$2];[.M8]*[$Helper.$H$2];[.N8]*[$Helper.$I$2])" office:value-type="float" office:value="63" calcext:value-type="float">
            <text:p>63</text:p>
          </table:table-cell>
          <table:table-cell table:formula="of:=[.J8]*[$Helper.$L$2] - 10" office:value-type="float" office:value="5" calcext:value-type="float">
            <text:p>5</text:p>
          </table:table-cell>
          <table:table-cell table:formula="of:=10*[$Helper.$L$2]- [.K8]" office:value-type="float" office:value="10" calcext:value-type="float">
            <text:p>10</text:p>
          </table:table-cell>
          <table:table-cell table:number-columns-repeated="16367"/>
        </table:table-row>
        <table:table-row table:style-name="ro1" table:number-rows-repeated="42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Units.O1:Units.O4300">
            <calcext:condition calcext:apply-style-name="Good" calcext:value="=[$Helper.$A$7]" calcext:base-cell-address="Units.O1"/>
          </calcext:conditional-format>
        </calcext:conditional-formats>
      </table:table>
      <table:table table:name="Helper" table:style-name="ta1"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Unit Path Concat</text:p>
          </table:table-cell>
          <table:table-cell table:style-name="ce1" office:value-type="string" calcext:value-type="string">
            <text:p>Unit Template suffix</text:p>
          </table:table-cell>
          <table:table-cell table:style-name="ce1"/>
          <table:table-cell table:style-name="ce1" office:value-type="string" calcext:value-type="string">
            <text:p>VitalityBST</text:p>
          </table:table-cell>
          <table:table-cell table:style-name="ce1" office:value-type="string" calcext:value-type="string">
            <text:p>AttackBST</text:p>
          </table:table-cell>
          <table:table-cell table:style-name="ce1" office:value-type="string" calcext:value-type="string">
            <text:p>DefenseBST</text:p>
          </table:table-cell>
          <table:table-cell table:style-name="ce1" office:value-type="string" calcext:value-type="string">
            <text:p>SpAttackBST</text:p>
          </table:table-cell>
          <table:table-cell table:style-name="ce1" office:value-type="string" calcext:value-type="string">
            <text:p>SpDefenseBST</text:p>
          </table:table-cell>
          <table:table-cell table:style-name="ce1" office:value-type="string" calcext:value-type="string">
            <text:p>MovementBST</text:p>
          </table:table-cell>
          <table:table-cell table:style-name="ce1"/>
          <table:table-cell table:style-name="ce1" office:value-type="string" calcext:value-type="string">
            <text:p>VitalityToHealth</text:p>
          </table:table-cell>
          <table:table-cell table:style-name="ce1" office:value-type="string" calcext:value-type="string">
            <text:p>AttackToDamage</text:p>
          </table:table-cell>
          <table:table-cell table:style-name="ce1" table:number-columns-repeated="16372"/>
        </table:table-row>
        <table:table-row table:style-name="ro1">
          <table:table-cell office:value-type="string" calcext:value-type="string">
            <text:p>res://Units/</text:p>
          </table:table-cell>
          <table:table-cell office:value-type="string" calcext:value-type="string">
            <text:p>.t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arget BST</text:p>
          </table:table-cell>
          <table:table-cell table:number-columns-repeated="1638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14:56:08.3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4:09:46.082000000</meta:creation-date>
    <dc:date>2024-04-24T16:21:06.301000000</dc:date>
    <meta:editing-duration>PT1H1M16S</meta:editing-duration>
    <meta:editing-cycles>8</meta:editing-cycles>
    <meta:generator>LibreOffice/24.2.2.2$Windows_X86_64 LibreOffice_project/d56cc158d8a96260b836f100ef4b4ef25d6f1a01</meta:generator>
    <meta:print-date>2024-04-24T14:22:58.661000000</meta:print-date>
    <meta:printed-by>PDF files</meta:printed-by>
    <meta:document-statistic meta:table-count="2" meta:cell-count="158" meta:object-count="0"/>
  </office:meta>
</office:document-meta>
</file>